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LAYME TICONA, VICTOR RAU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AMANI CCAMA, EFRAI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AYME TICONA, VICTOR RAU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5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3892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57:0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